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26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MI_CHL</text:p>
          </table:table-cell>
          <table:table-cell/>
          <table:table-cell office:value-type="string" calcext:value-type="string">
            <text:p>BMI</text:p>
          </table:table-cell>
          <table:table-cell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PM6</text:p>
          </table:table-cell>
          <table:table-cell office:value-type="float" office:value="0.1304" calcext:value-type="float">
            <text:p>0.1304</text:p>
          </table:table-cell>
          <table:table-cell table:formula="of:=[.B3]*627.9095" office:value-type="float" office:value="81.8793988" calcext:value-type="float">
            <text:p>81.8793988</text:p>
          </table:table-cell>
          <table:table-cell office:value-type="float" office:value="0.23544" calcext:value-type="float">
            <text:p>0.23544</text:p>
          </table:table-cell>
          <table:table-cell table:formula="of:=[.D3]*627.9095" office:value-type="float" office:value="147.83501268" calcext:value-type="float">
            <text:p>147.83501268</text:p>
          </table:table-cell>
          <table:table-cell office:value-type="float" office:value="-0.95989" calcext:value-type="float">
            <text:p>-0.95989</text:p>
          </table:table-cell>
          <table:table-cell table:formula="of:=[.F3]*627.9095" office:value-type="float" office:value="-602.724049955" calcext:value-type="float">
            <text:p>-602.724049955</text:p>
          </table:table-cell>
          <table:table-cell table:formula="of:=[.B3]-[.F3]-[.D3]" office:value-type="float" office:value="0.85485" calcext:value-type="float">
            <text:p>0.85485</text:p>
          </table:table-cell>
          <table:table-cell table:formula="of:=[.C3]-[.E3]-[.G3]" office:value-type="float" office:value="536.768436075" calcext:value-type="float">
            <text:p>536.768436075</text:p>
          </table:table-cell>
          <table:table-cell/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.E7]" office:value-type="string" office:string-value="KJ/mol" calcext:value-type="string">
            <text:p>KJ/mol</text:p>
          </table:table-cell>
          <table:table-cell table:formula="of:=[.G7]" office:value-type="string" office:string-value="KJ/mol" calcext:value-type="string">
            <text:p>KJ/mol</text:p>
          </table:table-cell>
          <table:table-cell office:value-type="float" office:value="-423.067453571" calcext:value-type="float">
            <text:p>-423.067453571</text:p>
          </table:table-cell>
          <table:table-cell table:formula="of:=[.D4]*2625.5" office:value-type="float" office:value="-1110763.59935066" calcext:value-type="float">
            <text:p>-1110763.59935066</text:p>
          </table:table-cell>
          <table:table-cell office:value-type="float" office:value="-460.268" calcext:value-type="float">
            <text:p>-460.268</text:p>
          </table:table-cell>
          <table:table-cell table:formula="of:=[.F4]*2625.5" office:value-type="float" office:value="-1208433.634" calcext:value-type="float">
            <text:p>-1208433.634</text:p>
          </table:table-cell>
          <table:table-cell/>
          <table:table-cell table:formula="of:=[.C4]-[.E4]-[.G4]" office:value-type="string" office:string-value="" calcext:value-type="error">
            <text:p>#VALUE!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M_FOR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am-for'.E7]" office:value-type="float" office:value="-403.475187666383" calcext:value-type="float">
            <text:p>-403.4751876664</text:p>
          </table:table-cell>
          <table:table-cell table:formula="of:=['bam-for'.G7]" office:value-type="float" office:value="-1059324.10521809" calcext:value-type="float">
            <text:p>-1059324.10521809</text:p>
          </table:table-cell>
          <table:table-cell office:value-type="float" office:value="-214.232110104" calcext:value-type="float">
            <text:p>-214.232110104</text:p>
          </table:table-cell>
          <table:table-cell table:formula="of:=[.D8]*2625.5" office:value-type="float" office:value="-562466.405078052" calcext:value-type="float">
            <text:p>-562466.405078052</text:p>
          </table:table-cell>
          <table:table-cell office:value-type="float" office:value="-189.054197363" calcext:value-type="float">
            <text:p>-189.054197363</text:p>
          </table:table-cell>
          <table:table-cell table:formula="of:=[.F8]*2625.5" office:value-type="float" office:value="-496361.795176556" calcext:value-type="float">
            <text:p>-496361.795176556</text:p>
          </table:table-cell>
          <table:table-cell table:formula="of:=[.B8]-[.F8]-[.D8]" office:value-type="float" office:value="-0.188880199382709" calcext:value-type="float">
            <text:p>-0.1888801994</text:p>
          </table:table-cell>
          <table:table-cell table:formula="of:=[.C8]-[.E8]-[.G8]" office:value-type="float" office:value="-495.904963479377" calcext:value-type="float">
            <text:p>-495.9049634794</text:p>
          </table:table-cell>
          <table:table-cell office:value-type="float" office:value="-193.215968" calcext:value-type="float">
            <text:p>-193.2159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BMI_MTS</text:p>
          </table:table-cell>
          <table:table-cell/>
          <table:table-cell office:value-type="string" calcext:value-type="string">
            <text:p>MTS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mi-mts'.E7]" office:value-type="float" office:value="-1162.0819301006" calcext:value-type="float">
            <text:p>-1162.0819301006</text:p>
          </table:table-cell>
          <table:table-cell table:formula="of:=['bmi-mts'.G7]" office:value-type="float" office:value="-3051046.10747913" calcext:value-type="float">
            <text:p>-3051046.10747913</text:p>
          </table:table-cell>
          <table:table-cell office:value-type="float" office:value="-423.067453571" calcext:value-type="float">
            <text:p>-423.067453571</text:p>
          </table:table-cell>
          <table:table-cell table:formula="of:=[.D12]*2625.5" office:value-type="float" office:value="-1110763.59935066" calcext:value-type="float">
            <text:p>-1110763.59935066</text:p>
          </table:table-cell>
          <table:table-cell office:value-type="float" office:value="-738.794549844" calcext:value-type="float">
            <text:p>-738.794549844</text:p>
          </table:table-cell>
          <table:table-cell table:formula="of:=[.F12]*2625.5" office:value-type="float" office:value="-1939705.09061542" calcext:value-type="float">
            <text:p>-1939705.09061542</text:p>
          </table:table-cell>
          <table:table-cell table:formula="of:=[.B12]-[.F12]-[.D12]" office:value-type="float" office:value="-0.219926685601308" calcext:value-type="float">
            <text:p>-0.2199266856</text:p>
          </table:table-cell>
          <table:table-cell table:formula="of:=[.C12]-[.E12]-[.G12]" office:value-type="float" office:value="-577.417513047345" calcext:value-type="float">
            <text:p>-577.4175130473</text:p>
          </table:table-cell>
          <table:table-cell office:value-type="float" office:value="-165.172176" calcext:value-type="float">
            <text:p>-165.1721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M_FOR</text:p>
          </table:table-cell>
          <table:table-cell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pam-for'.E7]" office:value-type="float" office:value="-442.760124696012" calcext:value-type="float">
            <text:p>-442.760124696</text:p>
          </table:table-cell>
          <table:table-cell table:formula="of:=['pam-for'.G7]" office:value-type="float" office:value="-1162466.70738938" calcext:value-type="float">
            <text:p>-1162466.70738938</text:p>
          </table:table-cell>
          <table:table-cell office:value-type="float" office:value="-253.533484263" calcext:value-type="float">
            <text:p>-253.533484263</text:p>
          </table:table-cell>
          <table:table-cell table:formula="of:=[.D16]*2625.5" office:value-type="float" office:value="-665652.162932507" calcext:value-type="float">
            <text:p>-665652.162932507</text:p>
          </table:table-cell>
          <table:table-cell office:value-type="float" office:value="-189.054197363" calcext:value-type="float">
            <text:p>-189.054197363</text:p>
          </table:table-cell>
          <table:table-cell table:formula="of:=[.F16]*2625.5" office:value-type="float" office:value="-496361.795176556" calcext:value-type="float">
            <text:p>-496361.795176556</text:p>
          </table:table-cell>
          <table:table-cell table:formula="of:=[.B16]-[.F16]-[.D16]" office:value-type="float" office:value="-0.172443070011781" calcext:value-type="float">
            <text:p>-0.17244307</text:p>
          </table:table-cell>
          <table:table-cell table:formula="of:=[.C16]-[.E16]-[.G16]" office:value-type="float" office:value="-452.749280316173" calcext:value-type="float">
            <text:p>-452.7492803162</text:p>
          </table:table-cell>
          <table:table-cell office:value-type="float" office:value="-177.719642" calcext:value-type="float">
            <text:p>-177.7196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MI_TF2</text:p>
          </table:table-cell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TF2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hmi-tf2'.E7]" office:value-type="float" office:value="-2328.67420432553" calcext:value-type="float">
            <text:p>-2328.6742043255</text:p>
          </table:table-cell>
          <table:table-cell table:formula="of:=['hmi-tf2'.G7]" office:value-type="float" office:value="-6113934.12345669" calcext:value-type="float">
            <text:p>-6113934.12345669</text:p>
          </table:table-cell>
          <table:table-cell office:value-type="float" office:value="-501.810180978" calcext:value-type="float">
            <text:p>-501.810180978</text:p>
          </table:table-cell>
          <table:table-cell table:formula="of:=[.D20]*2625.5" office:value-type="float" office:value="-1317502.63015774" calcext:value-type="float">
            <text:p>-1317502.63015774</text:p>
          </table:table-cell>
          <table:table-cell office:value-type="float" office:value="-1826.9971659" calcext:value-type="float">
            <text:p>-1826.9971659</text:p>
          </table:table-cell>
          <table:table-cell table:formula="of:=[.F20]*2625.5" office:value-type="float" office:value="-4796781.05907045" calcext:value-type="float">
            <text:p>-4796781.05907045</text:p>
          </table:table-cell>
          <table:table-cell table:formula="of:=[.B20]-[.F20]-[.D20]" office:value-type="float" office:value="0.133142552465586" calcext:value-type="float">
            <text:p>0.1331425525</text:p>
          </table:table-cell>
          <table:table-cell table:formula="of:=[.C20]-[.E20]-[.G20]" office:value-type="float" office:value="349.565771498717" calcext:value-type="float">
            <text:p>349.5657714987</text:p>
          </table:table-cell>
          <table:table-cell office:value-type="float" office:value="-202.823668" calcext:value-type="float">
            <text:p>-202.8236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OD_CHL</text:p>
          </table:table-cell>
          <table:table-cell/>
          <table:table-cell office:value-type="string" calcext:value-type="string">
            <text:p>SOD</text:p>
          </table:table-cell>
          <table:table-cell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IE</text:p>
          </table:table-cell>
          <table:table-cell/>
          <table:table-cell office:value-type="string" calcext:value-type="string">
            <text:p>IE (MD)</text:p>
          </table:table-cell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office:value-type="float" office:value="-622.528625169" calcext:value-type="float">
            <text:p>-622.528625169</text:p>
          </table:table-cell>
          <table:table-cell table:formula="of:=[.B24]*2625.5" office:value-type="float" office:value="-1634448.90538121" calcext:value-type="float">
            <text:p>-1634448.90538121</text:p>
          </table:table-cell>
          <table:table-cell office:value-type="float" office:value="-162.050222488" calcext:value-type="float">
            <text:p>-162.050222488</text:p>
          </table:table-cell>
          <table:table-cell table:formula="of:=[.D24]*2625.5" office:value-type="float" office:value="-425462.859142244" calcext:value-type="float">
            <text:p>-425462.859142244</text:p>
          </table:table-cell>
          <table:table-cell office:value-type="float" office:value="-460.268034469" calcext:value-type="float">
            <text:p>-460.268034469</text:p>
          </table:table-cell>
          <table:table-cell table:formula="of:=[.F24]*2625.5" office:value-type="float" office:value="-1208433.72449836" calcext:value-type="float">
            <text:p>-1208433.72449836</text:p>
          </table:table-cell>
          <table:table-cell table:formula="of:=[.B24]-[.F24]-[.D24]" office:value-type="float" office:value="-0.210368211999963" calcext:value-type="float">
            <text:p>-0.210368212</text:p>
          </table:table-cell>
          <table:table-cell table:formula="of:=[.C24]-[.E24]-[.G24]" office:value-type="float" office:value="-552.321740605868" calcext:value-type="float">
            <text:p>-552.3217406059</text:p>
          </table:table-cell>
          <table:table-cell/>
        </table:table-row>
        <table:table-row table:style-name="ro1">
          <table:table-cell office:value-type="string" calcext:value-type="string">
            <text:p>opt M062X/6-311+G* scrf(cpcm,solvent=water)</text:p>
          </table:table-cell>
          <table:table-cell office:value-type="float" office:value="-622.598538304" calcext:value-type="float">
            <text:p>-622.598538304</text:p>
          </table:table-cell>
          <table:table-cell table:formula="of:=[.B25]*2625.5" office:value-type="float" office:value="-1634632.46231715" calcext:value-type="float">
            <text:p>-1634632.46231715</text:p>
          </table:table-cell>
          <table:table-cell office:value-type="float" office:value="-162.209606526" calcext:value-type="float">
            <text:p>-162.209606526</text:p>
          </table:table-cell>
          <table:table-cell table:formula="of:=[.D25]*2625.5" office:value-type="float" office:value="-425881.321934013" calcext:value-type="float">
            <text:p>-425881.321934013</text:p>
          </table:table-cell>
          <table:table-cell office:value-type="float" office:value="-460.380009941" calcext:value-type="float">
            <text:p>-460.380009941</text:p>
          </table:table-cell>
          <table:table-cell table:formula="of:=[.F25]*2625.5" office:value-type="float" office:value="-1208727.7161001" calcext:value-type="float">
            <text:p>-1208727.7161001</text:p>
          </table:table-cell>
          <table:table-cell table:formula="of:=[.B25]-[.F25]-[.D25]" office:value-type="float" office:value="-0.00892183700003102" calcext:value-type="float">
            <text:p>-0.008921837</text:p>
          </table:table-cell>
          <table:table-cell table:formula="of:=[.C25]-[.E25]-[.G25]" office:value-type="float" office:value="-23.4242830437142" calcext:value-type="float">
            <text:p>-23.4242830437</text:p>
          </table:table-cell>
          <table:table-cell/>
        </table:table-row>
        <table:table-row table:style-name="ro1">
          <table:table-cell office:value-type="string" calcext:value-type="string">
            <text:p>PM6</text:p>
          </table:table-cell>
          <table:table-cell table:style-name="ce1" office:value-type="float" office:value="-0.0787140465757" calcext:value-type="float">
            <text:p>-7.87E-002</text:p>
          </table:table-cell>
          <table:table-cell table:formula="of:=[.B26]*2625.5" office:value-type="float" office:value="-206.6637292845" calcext:value-type="float">
            <text:p>-206.6637292845</text:p>
          </table:table-cell>
          <table:table-cell office:value-type="float" office:value="0.207613189192" calcext:value-type="float">
            <text:p>0.2076131892</text:p>
          </table:table-cell>
          <table:table-cell table:formula="of:=[.D26]*2625.5" office:value-type="float" office:value="545.088428223596" calcext:value-type="float">
            <text:p>545.0884282236</text:p>
          </table:table-cell>
          <table:table-cell table:style-name="ce1" office:value-type="float" office:value="-0.0959892643128" calcext:value-type="float">
            <text:p>-9.60E-002</text:p>
          </table:table-cell>
          <table:table-cell table:formula="of:=[.F26]*2625.5" office:value-type="float" office:value="-252.019813453256" calcext:value-type="float">
            <text:p>-252.0198134533</text:p>
          </table:table-cell>
          <table:table-cell table:formula="of:=[.B26]-[.F26]-[.D26]" office:value-type="float" office:value="-0.1903379714549" calcext:value-type="float">
            <text:p>-0.1903379715</text:p>
          </table:table-cell>
          <table:table-cell table:formula="of:=[.C26]-[.E26]-[.G26]" office:value-type="float" office:value="-499.73234405484" calcext:value-type="float">
            <text:p>-499.7323440548</text:p>
          </table:table-cell>
          <table:table-cell/>
        </table:table-row>
        <table:table-row table:style-name="ro1">
          <table:table-cell office:value-type="string" calcext:value-type="string">
            <text:p>opt PM6 scrf(cpcm,solvent=water)</text:p>
          </table:table-cell>
          <table:table-cell office:value-type="float" office:value="-0.168082473254" calcext:value-type="float">
            <text:p>-0.1680824733</text:p>
          </table:table-cell>
          <table:table-cell table:formula="of:=[.B27]*2625.5" office:value-type="float" office:value="-441.300533528377" calcext:value-type="float">
            <text:p>-441.3005335284</text:p>
          </table:table-cell>
          <table:table-cell table:style-name="ce1" office:value-type="float" office:value="0.0484007890053" calcext:value-type="float">
            <text:p>4.84E-002</text:p>
          </table:table-cell>
          <table:table-cell table:formula="of:=[.D27]*2625.5" office:value-type="float" office:value="127.076271533415" calcext:value-type="float">
            <text:p>127.0762715334</text:p>
          </table:table-cell>
          <table:table-cell office:value-type="float" office:value="-0.216316244236" calcext:value-type="float">
            <text:p>-0.2163162442</text:p>
          </table:table-cell>
          <table:table-cell table:formula="of:=[.F27]*2625.5" office:value-type="float" office:value="-567.938299241618" calcext:value-type="float">
            <text:p>-567.9382992416</text:p>
          </table:table-cell>
          <table:table-cell table:formula="of:=[.B27]-[.F27]-[.D27]" office:value-type="float" office:value="-0.000167018023300013" calcext:value-type="float">
            <text:p>-0.000167018</text:p>
          </table:table-cell>
          <table:table-cell table:formula="of:=[.C27]-[.E27]-[.G27]" office:value-type="float" office:value="-0.438505820174214" calcext:value-type="float">
            <text:p>-0.4385058202</text:p>
          </table:table-cell>
          <table:table-cell/>
        </table:table-row>
      </table:table>
      <table:table table:name="hmi-tf2" table:style-name="ta1"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329.01920007" calcext:value-type="float">
            <text:p>-2329.01920007</text:p>
          </table:table-cell>
          <table:table-cell table:formula="of:=['hmi-tf2'.B3]*2625.5" office:value-type="float" office:value="-6114839.90978378" calcext:value-type="float">
            <text:p>-6114839.90978378</text:p>
          </table:table-cell>
          <table:table-cell table:formula="of:=['hmi-tf2'.B3]-MIN([.$B$3:.$B$6])" office:value-type="float" office:value="0" calcext:value-type="float">
            <text:p>0.0000000</text:p>
          </table:table-cell>
          <table:table-cell table:formula="of:=['hmi-tf2'.B3]*['hmi-tf2'.D3]/['hmi-tf2'.$D$7]" office:value-type="float" office:value="-0" calcext:value-type="float">
            <text:p>0</text:p>
          </table:table-cell>
          <table:table-cell table:formula="of:=['hmi-tf2'.C3]-MIN([.$C$3:.$C$6])" office:value-type="float" office:value="0" calcext:value-type="float">
            <text:p>0.0000000</text:p>
          </table:table-cell>
          <table:table-cell table:formula="of:=['hmi-tf2'.C3]*['hmi-tf2'.F3]/['hmi-tf2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328.66134943" calcext:value-type="float">
            <text:p>-2328.66134943</text:p>
          </table:table-cell>
          <table:table-cell table:formula="of:=['hmi-tf2'.B4]*2625.5" office:value-type="float" office:value="-6113900.37292847" calcext:value-type="float">
            <text:p>-6113900.37292847</text:p>
          </table:table-cell>
          <table:table-cell table:formula="of:=['hmi-tf2'.B4]-MIN([.$B$3:.$B$6])" office:value-type="float" office:value="0.357850639999924" calcext:value-type="float">
            <text:p>0.3578506</text:p>
          </table:table-cell>
          <table:table-cell table:formula="of:=['hmi-tf2'.B4]*['hmi-tf2'.D4]/['hmi-tf2'.$D$7]" office:value-type="float" office:value="-2242.9156854124" calcext:value-type="float">
            <text:p>-2242.9156854124</text:p>
          </table:table-cell>
          <table:table-cell table:formula="of:=['hmi-tf2'.C4]-MIN([.$C$3:.$C$6])" office:value-type="float" office:value="939.536855319515" calcext:value-type="float">
            <text:p>939.5368553</text:p>
          </table:table-cell>
          <table:table-cell table:formula="of:=['hmi-tf2'.C4]*['hmi-tf2'.F4]/['hmi-tf2'.$F$7]" office:value-type="float" office:value="-5888775.13205634" calcext:value-type="float">
            <text:p>-5888775.1320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329.01596495" calcext:value-type="float">
            <text:p>-2329.01596495</text:p>
          </table:table-cell>
          <table:table-cell table:formula="of:=['hmi-tf2'.B5]*2625.5" office:value-type="float" office:value="-6114831.41597623" calcext:value-type="float">
            <text:p>-6114831.41597623</text:p>
          </table:table-cell>
          <table:table-cell table:formula="of:=['hmi-tf2'.B5]-MIN([.$B$3:.$B$6])" office:value-type="float" office:value="0.003235119999772" calcext:value-type="float">
            <text:p>0.0032351</text:p>
          </table:table-cell>
          <table:table-cell table:formula="of:=['hmi-tf2'.B5]*['hmi-tf2'.D5]/['hmi-tf2'.$D$7]" office:value-type="float" office:value="-20.2799871268053" calcext:value-type="float">
            <text:p>-20.2799871268</text:p>
          </table:table-cell>
          <table:table-cell table:formula="of:=['hmi-tf2'.C5]-MIN([.$C$3:.$C$6])" office:value-type="float" office:value="8.49380755890161" calcext:value-type="float">
            <text:p>8.4938076</text:p>
          </table:table-cell>
          <table:table-cell table:formula="of:=['hmi-tf2'.C5]*['hmi-tf2'.F5]/['hmi-tf2'.$F$7]" office:value-type="float" office:value="-53245.1061983655" calcext:value-type="float">
            <text:p>-53245.1061983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29.00875472" calcext:value-type="float">
            <text:p>-2329.00875472</text:p>
          </table:table-cell>
          <table:table-cell table:formula="of:=['hmi-tf2'.B6]*2625.5" office:value-type="float" office:value="-6114812.48551736" calcext:value-type="float">
            <text:p>-6114812.48551736</text:p>
          </table:table-cell>
          <table:table-cell table:formula="of:=['hmi-tf2'.B6]-MIN([.$B$3:.$B$6])" office:value-type="float" office:value="0.0104453499998272" calcext:value-type="float">
            <text:p>0.0104453</text:p>
          </table:table-cell>
          <table:table-cell table:formula="of:=['hmi-tf2'.B6]*['hmi-tf2'.D6]/['hmi-tf2'.$D$7]" office:value-type="float" office:value="-65.4785317863242" calcext:value-type="float">
            <text:p>-65.4785317863</text:p>
          </table:table-cell>
          <table:table-cell table:formula="of:=['hmi-tf2'.C6]-MIN([.$C$3:.$C$6])" office:value-type="float" office:value="27.4242664240301" calcext:value-type="float">
            <text:p>27.4242664</text:p>
          </table:table-cell>
          <table:table-cell table:formula="of:=['hmi-tf2'.C6]*['hmi-tf2'.F6]/['hmi-tf2'.$F$7]" office:value-type="float" office:value="-171913.885201988" calcext:value-type="float">
            <text:p>-171913.885201988</text:p>
          </table:table-cell>
        </table:table-row>
        <table:table-row table:style-name="ro1">
          <table:table-cell table:number-columns-repeated="3"/>
          <table:table-cell table:style-name="Default" table:formula="of:=SUM(['hmi-tf2'.D3:.D6])" office:value-type="float" office:value="0.371531109999523" calcext:value-type="float">
            <text:p>0.37153111</text:p>
          </table:table-cell>
          <table:table-cell table:formula="of:=SUM(['hmi-tf2'.E3:.E6])" office:value-type="float" office:value="-2328.67420432553" calcext:value-type="float">
            <text:p>-2328.6742043255</text:p>
          </table:table-cell>
          <table:table-cell table:style-name="Default" table:formula="of:=SUM(['hmi-tf2'.F3:.F6])" office:value-type="float" office:value="975.454929302447" calcext:value-type="float">
            <text:p>975.4549293024</text:p>
          </table:table-cell>
          <table:table-cell table:formula="of:=SUM(['hmi-tf2'.G3:.G6])" office:value-type="float" office:value="-6113934.12345669" calcext:value-type="float">
            <text:p>-6113934.12345669</text:p>
          </table:table-cell>
        </table:table-row>
      </table:table>
      <table:table table:name="pam-for" table:style-name="ta1"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42.802430572" calcext:value-type="float">
            <text:p>-442.802430572</text:p>
          </table:table-cell>
          <table:table-cell table:formula="of:=['pam-for'.B3]*2625.5" office:value-type="float" office:value="-1162577.78146679" calcext:value-type="float">
            <text:p>-1162577.78146679</text:p>
          </table:table-cell>
          <table:table-cell table:formula="of:=['pam-for'.B3]-MIN([.$B$3:.$B$6])" office:value-type="float" office:value="0" calcext:value-type="float">
            <text:p>0.0000000</text:p>
          </table:table-cell>
          <table:table-cell table:formula="of:=['pam-for'.B3]*['pam-for'.D3]/['pam-for'.$D$7]" office:value-type="float" office:value="-0" calcext:value-type="float">
            <text:p>0</text:p>
          </table:table-cell>
          <table:table-cell table:formula="of:=['pam-for'.C3]-MIN([.$C$3:.$C$6])" office:value-type="float" office:value="0" calcext:value-type="float">
            <text:p>0.0000000</text:p>
          </table:table-cell>
          <table:table-cell table:formula="of:=['pam-for'.C3]*['pam-for'.F3]/['p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42.7847845" calcext:value-type="float">
            <text:p>-442.7847845</text:p>
          </table:table-cell>
          <table:table-cell table:formula="of:=['pam-for'.B4]*2625.5" office:value-type="float" office:value="-1162531.45170475" calcext:value-type="float">
            <text:p>-1162531.45170475</text:p>
          </table:table-cell>
          <table:table-cell table:formula="of:=['pam-for'.B4]-MIN([.$B$3:.$B$6])" office:value-type="float" office:value="0.0176460719999909" calcext:value-type="float">
            <text:p>0.0176461</text:p>
          </table:table-cell>
          <table:table-cell table:formula="of:=['pam-for'.B4]*['pam-for'.D4]/['pam-for'.$D$7]" office:value-type="float" office:value="-94.5439680952759" calcext:value-type="float">
            <text:p>-94.5439680953</text:p>
          </table:table-cell>
          <table:table-cell table:formula="of:=['pam-for'.C4]-MIN([.$C$3:.$C$6])" office:value-type="float" office:value="46.3297620359808" calcext:value-type="float">
            <text:p>46.3297620</text:p>
          </table:table-cell>
          <table:table-cell table:formula="of:=['pam-for'.C4]*['pam-for'.F4]/['pam-for'.$F$7]" office:value-type="float" office:value="-248225.188233938" calcext:value-type="float">
            <text:p>-248225.188233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42.793090145" calcext:value-type="float">
            <text:p>-442.793090145</text:p>
          </table:table-cell>
          <table:table-cell table:formula="of:=['pam-for'.B5]*2625.5" office:value-type="float" office:value="-1162553.2581757" calcext:value-type="float">
            <text:p>-1162553.2581757</text:p>
          </table:table-cell>
          <table:table-cell table:formula="of:=['pam-for'.B5]-MIN([.$B$3:.$B$6])" office:value-type="float" office:value="0.00934042699998372" calcext:value-type="float">
            <text:p>0.0093404</text:p>
          </table:table-cell>
          <table:table-cell table:formula="of:=['pam-for'.B5]*['pam-for'.D5]/['pam-for'.$D$7]" office:value-type="float" office:value="-50.044995673475" calcext:value-type="float">
            <text:p>-50.0449956735</text:p>
          </table:table-cell>
          <table:table-cell table:formula="of:=['pam-for'.C5]-MIN([.$C$3:.$C$6])" office:value-type="float" office:value="24.5232910886407" calcext:value-type="float">
            <text:p>24.5232911</text:p>
          </table:table-cell>
          <table:table-cell table:formula="of:=['pam-for'.C5]*['pam-for'.F5]/['pam-for'.$F$7]" office:value-type="float" office:value="-131393.136141568" calcext:value-type="float">
            <text:p>-131393.136141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2.746773912" calcext:value-type="float">
            <text:p>-442.746773912</text:p>
          </table:table-cell>
          <table:table-cell table:formula="of:=['pam-for'.B6]*2625.5" office:value-type="float" office:value="-1162431.65490596" calcext:value-type="float">
            <text:p>-1162431.65490596</text:p>
          </table:table-cell>
          <table:table-cell table:formula="of:=['pam-for'.B6]-MIN([.$B$3:.$B$6])" office:value-type="float" office:value="0.055656660000011" calcext:value-type="float">
            <text:p>0.0556567</text:p>
          </table:table-cell>
          <table:table-cell table:formula="of:=['pam-for'.B6]*['pam-for'.D6]/['pam-for'.$D$7]" office:value-type="float" office:value="-298.171160927261" calcext:value-type="float">
            <text:p>-298.1711609273</text:p>
          </table:table-cell>
          <table:table-cell table:formula="of:=['pam-for'.C6]-MIN([.$C$3:.$C$6])" office:value-type="float" office:value="146.126560830045" calcext:value-type="float">
            <text:p>146.1265608</text:p>
          </table:table-cell>
          <table:table-cell table:formula="of:=['pam-for'.C6]*['pam-for'.F6]/['pam-for'.$F$7]" office:value-type="float" office:value="-782848.383013873" calcext:value-type="float">
            <text:p>-782848.383013873</text:p>
          </table:table-cell>
        </table:table-row>
        <table:table-row table:style-name="ro1">
          <table:table-cell table:number-columns-repeated="3"/>
          <table:table-cell table:style-name="Default" table:formula="of:=SUM(['pam-for'.D3:.D6])" office:value-type="float" office:value="0.0826431589999856" calcext:value-type="float">
            <text:p>0.082643159</text:p>
          </table:table-cell>
          <table:table-cell table:formula="of:=SUM(['pam-for'.E3:.E6])" office:value-type="float" office:value="-442.760124696012" calcext:value-type="float">
            <text:p>-442.760124696</text:p>
          </table:table-cell>
          <table:table-cell table:style-name="Default" table:formula="of:=SUM(['pam-for'.F3:.F6])" office:value-type="float" office:value="216.979613954666" calcext:value-type="float">
            <text:p>216.9796139547</text:p>
          </table:table-cell>
          <table:table-cell table:formula="of:=SUM(['pam-for'.G3:.G6])" office:value-type="float" office:value="-1162466.70738938" calcext:value-type="float">
            <text:p>-1162466.70738938</text:p>
          </table:table-cell>
        </table:table-row>
      </table:table>
      <table:table table:name="bmi-mts" table:style-name="ta1"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62.10087794" calcext:value-type="float">
            <text:p>-1162.10087794</text:p>
          </table:table-cell>
          <table:table-cell table:formula="of:=['bmi-mts'.B3]*2625.5" office:value-type="float" office:value="-3051095.85503147" calcext:value-type="float">
            <text:p>-3051095.85503147</text:p>
          </table:table-cell>
          <table:table-cell table:formula="of:=['bmi-mts'.B3]-MIN([.$B$3:.$B$6])" office:value-type="float" office:value="0.087423200000103" calcext:value-type="float">
            <text:p>0.0874232</text:p>
          </table:table-cell>
          <table:table-cell table:formula="of:=['bmi-mts'.B3]*['bmi-mts'.D3]/['bmi-mts'.$D$7]" office:value-type="float" office:value="-462.611494170506" calcext:value-type="float">
            <text:p>-462.6114941705</text:p>
          </table:table-cell>
          <table:table-cell table:formula="of:=['bmi-mts'.C3]-MIN([.$C$3:.$C$6])" office:value-type="float" office:value="229.529611600097" calcext:value-type="float">
            <text:p>229.5296116</text:p>
          </table:table-cell>
          <table:table-cell table:formula="of:=['bmi-mts'.C3]*['bmi-mts'.F3]/['bmi-mts'.$F$7]" office:value-type="float" office:value="-1214586.47794516" calcext:value-type="float">
            <text:p>-1214586.47794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62.18128611" calcext:value-type="float">
            <text:p>-1162.18128611</text:p>
          </table:table-cell>
          <table:table-cell table:formula="of:=['bmi-mts'.B4]*2625.5" office:value-type="float" office:value="-3051306.96668181" calcext:value-type="float">
            <text:p>-3051306.96668181</text:p>
          </table:table-cell>
          <table:table-cell table:formula="of:=['bmi-mts'.B4]-MIN([.$B$3:.$B$6])" office:value-type="float" office:value="0.00701503000004777" calcext:value-type="float">
            <text:p>0.0070150</text:p>
          </table:table-cell>
          <table:table-cell table:formula="of:=['bmi-mts'.B4]*['bmi-mts'.D4]/['bmi-mts'.$D$7]" office:value-type="float" office:value="-37.1235330485104" calcext:value-type="float">
            <text:p>-37.1235330485</text:p>
          </table:table-cell>
          <table:table-cell table:formula="of:=['bmi-mts'.C4]-MIN([.$C$3:.$C$6])" office:value-type="float" office:value="18.4179612649605" calcext:value-type="float">
            <text:p>18.4179613</text:p>
          </table:table-cell>
          <table:table-cell table:formula="of:=['bmi-mts'.C4]*['bmi-mts'.F4]/['bmi-mts'.$F$7]" office:value-type="float" office:value="-97467.8360181045" calcext:value-type="float">
            <text:p>-97467.83601810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62.18830114" calcext:value-type="float">
            <text:p>-1162.18830114</text:p>
          </table:table-cell>
          <table:table-cell table:formula="of:=['bmi-mts'.B5]*2625.5" office:value-type="float" office:value="-3051325.38464307" calcext:value-type="float">
            <text:p>-3051325.38464307</text:p>
          </table:table-cell>
          <table:table-cell table:formula="of:=['bmi-mts'.B5]-MIN([.$B$3:.$B$6])" office:value-type="float" office:value="0" calcext:value-type="float">
            <text:p>0.0000000</text:p>
          </table:table-cell>
          <table:table-cell table:formula="of:=['bmi-mts'.B5]*['bmi-mts'.D5]/['bmi-mts'.$D$7]" office:value-type="float" office:value="-0" calcext:value-type="float">
            <text:p>0</text:p>
          </table:table-cell>
          <table:table-cell table:formula="of:=['bmi-mts'.C5]-MIN([.$C$3:.$C$6])" office:value-type="float" office:value="0" calcext:value-type="float">
            <text:p>0.0000000</text:p>
          </table:table-cell>
          <table:table-cell table:formula="of:=['bmi-mts'.C5]*['bmi-mts'.F5]/['bmi-mts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62.06312836" calcext:value-type="float">
            <text:p>-1162.06312836</text:p>
          </table:table-cell>
          <table:table-cell table:formula="of:=['bmi-mts'.B6]*2625.5" office:value-type="float" office:value="-3050996.74350918" calcext:value-type="float">
            <text:p>-3050996.74350918</text:p>
          </table:table-cell>
          <table:table-cell table:formula="of:=['bmi-mts'.B6]-MIN([.$B$3:.$B$6])" office:value-type="float" office:value="0.125172779999957" calcext:value-type="float">
            <text:p>0.1251728</text:p>
          </table:table-cell>
          <table:table-cell table:formula="of:=['bmi-mts'.B6]*['bmi-mts'.D6]/['bmi-mts'.$D$7]" office:value-type="float" office:value="-662.346902881585" calcext:value-type="float">
            <text:p>-662.3469028816</text:p>
          </table:table-cell>
          <table:table-cell table:formula="of:=['bmi-mts'.C6]-MIN([.$C$3:.$C$6])" office:value-type="float" office:value="328.641133889556" calcext:value-type="float">
            <text:p>328.6411339</text:p>
          </table:table-cell>
          <table:table-cell table:formula="of:=['bmi-mts'.C6]*['bmi-mts'.F6]/['bmi-mts'.$F$7]" office:value-type="float" office:value="-1738991.79351587" calcext:value-type="float">
            <text:p>-1738991.79351587</text:p>
          </table:table-cell>
        </table:table-row>
        <table:table-row table:style-name="ro1">
          <table:table-cell table:number-columns-repeated="3"/>
          <table:table-cell table:style-name="Default" table:formula="of:=SUM(['bmi-mts'.D3:.D6])" office:value-type="float" office:value="0.219611010000108" calcext:value-type="float">
            <text:p>0.21961101</text:p>
          </table:table-cell>
          <table:table-cell table:formula="of:=SUM(['bmi-mts'.E3:.E6])" office:value-type="float" office:value="-1162.0819301006" calcext:value-type="float">
            <text:p>-1162.0819301006</text:p>
          </table:table-cell>
          <table:table-cell table:style-name="Default" table:formula="of:=SUM(['bmi-mts'.F3:.F6])" office:value-type="float" office:value="576.588706754613" calcext:value-type="float">
            <text:p>576.5887067546</text:p>
          </table:table-cell>
          <table:table-cell table:formula="of:=SUM(['bmi-mts'.G3:.G6])" office:value-type="float" office:value="-3051046.10747913" calcext:value-type="float">
            <text:p>-3051046.10747913</text:p>
          </table:table-cell>
        </table:table-row>
      </table:table>
      <table:table table:name="bam-for" table:style-name="ta1">
        <table:table-column table:style-name="co2" table:number-columns-repeated="5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office:value-type="string" calcext:value-type="string">
            <text:p>Boltzman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501060961" calcext:value-type="float">
            <text:p>-403.501060961</text:p>
          </table:table-cell>
          <table:table-cell table:formula="of:=['bam-for'.B3]*2625.5" office:value-type="float" office:value="-1059392.03555311" calcext:value-type="float">
            <text:p>-1059392.03555311</text:p>
          </table:table-cell>
          <table:table-cell table:style-name="ce2" table:formula="of:=['bam-for'.B3]-MIN([.$B$3:.$B$6])" office:value-type="float" office:value="0" calcext:value-type="float">
            <text:p>0.0000000</text:p>
          </table:table-cell>
          <table:table-cell table:formula="of:=['bam-for'.B3]*['bam-for'.D3]/['bam-for'.$D$7]" office:value-type="float" office:value="-0" calcext:value-type="float">
            <text:p>0</text:p>
          </table:table-cell>
          <table:table-cell table:style-name="ce2" table:formula="of:=['bam-for'.C3]-MIN([.$C$3:.$C$6])" office:value-type="float" office:value="0" calcext:value-type="float">
            <text:p>0.0000000</text:p>
          </table:table-cell>
          <table:table-cell table:formula="of:=['bam-for'.C3]*['bam-for'.F3]/['b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66217326" calcext:value-type="float">
            <text:p>-403.466217326</text:p>
          </table:table-cell>
          <table:table-cell table:formula="of:=['bam-for'.B4]*2625.5" office:value-type="float" office:value="-1059300.55358941" calcext:value-type="float">
            <text:p>-1059300.55358941</text:p>
          </table:table-cell>
          <table:table-cell table:style-name="ce2" table:formula="of:=['bam-for'.B4]-MIN([.$B$3:.$B$6])" office:value-type="float" office:value="0.0348436350000156" calcext:value-type="float">
            <text:p>0.0348436</text:p>
          </table:table-cell>
          <table:table-cell table:formula="of:=['bam-for'.B4]*['bam-for'.D4]/['bam-for'.$D$7]" office:value-type="float" office:value="-259.962805683467" calcext:value-type="float">
            <text:p>-259.9628056835</text:p>
          </table:table-cell>
          <table:table-cell table:style-name="ce2" table:formula="of:=['bam-for'.C4]-MIN([.$C$3:.$C$6])" office:value-type="float" office:value="91.4819636924658" calcext:value-type="float">
            <text:p>91.4819637</text:p>
          </table:table-cell>
          <table:table-cell table:formula="of:=['bam-for'.C4]*['bam-for'.F4]/['bam-for'.$F$7]" office:value-type="float" office:value="-682532.346322169" calcext:value-type="float">
            <text:p>-682532.346322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91684407" calcext:value-type="float">
            <text:p>-403.491684407</text:p>
          </table:table-cell>
          <table:table-cell table:formula="of:=['bam-for'.B5]*2625.5" office:value-type="float" office:value="-1059367.41741058" calcext:value-type="float">
            <text:p>-1059367.41741058</text:p>
          </table:table-cell>
          <table:table-cell table:style-name="ce2" table:formula="of:=['bam-for'.B5]-MIN([.$B$3:.$B$6])" office:value-type="float" office:value="0.00937655400002768" calcext:value-type="float">
            <text:p>0.0093766</text:p>
          </table:table-cell>
          <table:table-cell table:formula="of:=['bam-for'.B5]*['bam-for'.D5]/['bam-for'.$D$7]" office:value-type="float" office:value="-69.9613902438887" calcext:value-type="float">
            <text:p>-69.9613902439</text:p>
          </table:table-cell>
          <table:table-cell table:style-name="ce2" table:formula="of:=['bam-for'.C5]-MIN([.$C$3:.$C$6])" office:value-type="float" office:value="24.6181425270624" calcext:value-type="float">
            <text:p>24.6181425</text:p>
          </table:table-cell>
          <table:table-cell table:formula="of:=['bam-for'.C5]*['bam-for'.F5]/['bam-for'.$F$7]" office:value-type="float" office:value="-183683.630085465" calcext:value-type="float">
            <text:p>-183683.630085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912033" calcext:value-type="float">
            <text:p>-403.4912033</text:p>
          </table:table-cell>
          <table:table-cell table:formula="of:=['bam-for'.B6]*2625.5" office:value-type="float" office:value="-1059366.15426415" calcext:value-type="float">
            <text:p>-1059366.15426415</text:p>
          </table:table-cell>
          <table:table-cell table:style-name="ce2" table:formula="of:=['bam-for'.B6]-MIN([.$B$3:.$B$6])" office:value-type="float" office:value="0.00985766100001229" calcext:value-type="float">
            <text:p>0.0098577</text:p>
          </table:table-cell>
          <table:table-cell table:formula="of:=['bam-for'.B6]*['bam-for'.D6]/['bam-for'.$D$7]" office:value-type="float" office:value="-73.5509917390272" calcext:value-type="float">
            <text:p>-73.550991739</text:p>
          </table:table-cell>
          <table:table-cell table:style-name="ce2" table:formula="of:=['bam-for'.C6]-MIN([.$C$3:.$C$6])" office:value-type="float" office:value="25.8812889554538" calcext:value-type="float">
            <text:p>25.8812890</text:p>
          </table:table-cell>
          <table:table-cell table:formula="of:=['bam-for'.C6]*['bam-for'.F6]/['bam-for'.$F$7]" office:value-type="float" office:value="-193108.128810453" calcext:value-type="float">
            <text:p>-193108.128810453</text:p>
          </table:table-cell>
        </table:table-row>
        <table:table-row table:style-name="ro1">
          <table:table-cell table:number-columns-repeated="3"/>
          <table:table-cell table:formula="of:=SUM(['bam-for'.D3:.D6])" office:value-type="float" office:value="0.0540778500000556" calcext:value-type="float">
            <text:p>0.05407785</text:p>
          </table:table-cell>
          <table:table-cell table:formula="of:=SUM(['bam-for'.E3:.E6])" office:value-type="float" office:value="-403.475187666383" calcext:value-type="float">
            <text:p>-403.4751876664</text:p>
          </table:table-cell>
          <table:table-cell table:formula="of:=SUM(['bam-for'.F3:.F6])" office:value-type="float" office:value="141.981395174982" calcext:value-type="float">
            <text:p>141.981395175</text:p>
          </table:table-cell>
          <table:table-cell table:formula="of:=SUM(['bam-for'.G3:.G6])" office:value-type="float" office:value="-1059324.10521809" calcext:value-type="float">
            <text:p>-1059324.10521809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</table:table>
      <table:table table:name="bmim-cl" table:style-name="ta1"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column table:style-name="co10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83.48664194" calcext:value-type="float">
            <text:p>-883.48664194</text:p>
          </table:table-cell>
          <table:table-cell table:formula="of:=['bmim-cl'.B3]*2625.5" office:value-type="float" office:value="-2319594.17841347" calcext:value-type="float">
            <text:p>-2319594.17841347</text:p>
          </table:table-cell>
          <table:table-cell table:formula="of:=['bmim-cl'.B3]-['bmim-cl'.$B$3]" office:value-type="float" office:value="0" calcext:value-type="float">
            <text:p>0.0000000</text:p>
          </table:table-cell>
          <table:table-cell table:formula="of:=['bmim-cl'.B3]*['bmim-cl'.D3]/['bmim-cl'.$D$7]" office:value-type="float" office:value="-0" calcext:value-type="float">
            <text:p>0</text:p>
          </table:table-cell>
          <table:table-cell table:formula="of:=['bmim-cl'.C3]-['bmim-cl'.$C$3]" office:value-type="float" office:value="0" calcext:value-type="float">
            <text:p>0.0000000</text:p>
          </table:table-cell>
          <table:table-cell table:formula="of:=['bmim-cl'.C3]*['bmim-cl'.F3]/['bmim-cl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3.483946828" calcext:value-type="float">
            <text:p>-883.483946828</text:p>
          </table:table-cell>
          <table:table-cell table:formula="of:=['bmim-cl'.B4]*2625.5" office:value-type="float" office:value="-2319587.10239691" calcext:value-type="float">
            <text:p>-2319587.10239691</text:p>
          </table:table-cell>
          <table:table-cell table:formula="of:=['bmim-cl'.B4]-['bmim-cl'.$B$3]" office:value-type="float" office:value="0.0026951120000831" calcext:value-type="float">
            <text:p>0.0026951</text:p>
          </table:table-cell>
          <table:table-cell table:formula="of:=['bmim-cl'.B4]*['bmim-cl'.D4]/['bmim-cl'.$D$7]" office:value-type="float" office:value="-314.343041692178" calcext:value-type="float">
            <text:p>-314.3430416922</text:p>
          </table:table-cell>
          <table:table-cell table:formula="of:=['bmim-cl'.C4]-['bmim-cl'.$C$3]" office:value-type="float" office:value="7.07601655647159" calcext:value-type="float">
            <text:p>7.0760166</text:p>
          </table:table-cell>
          <table:table-cell table:formula="of:=['bmim-cl'.C4]*['bmim-cl'.F4]/['bmim-cl'.$F$7]" office:value-type="float" office:value="-825307.655973172" calcext:value-type="float">
            <text:p>-825307.655973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3.484456503" calcext:value-type="float">
            <text:p>-883.484456503</text:p>
          </table:table-cell>
          <table:table-cell table:formula="of:=['bmim-cl'.B5]*2625.5" office:value-type="float" office:value="-2319588.44054863" calcext:value-type="float">
            <text:p>-2319588.44054863</text:p>
          </table:table-cell>
          <table:table-cell table:formula="of:=['bmim-cl'.B5]-['bmim-cl'.$B$3]" office:value-type="float" office:value="0.00218543699998008" calcext:value-type="float">
            <text:p>0.0021854</text:p>
          </table:table-cell>
          <table:table-cell table:formula="of:=['bmim-cl'.B5]*['bmim-cl'.D5]/['bmim-cl'.$D$7]" office:value-type="float" office:value="-254.89749972944" calcext:value-type="float">
            <text:p>-254.8974997294</text:p>
          </table:table-cell>
          <table:table-cell table:formula="of:=['bmim-cl'.C5]-['bmim-cl'.$C$3]" office:value-type="float" office:value="5.7378648435697" calcext:value-type="float">
            <text:p>5.7378648</text:p>
          </table:table-cell>
          <table:table-cell table:formula="of:=['bmim-cl'.C5]*['bmim-cl'.F5]/['bmim-cl'.$F$7]" office:value-type="float" office:value="-669233.385538306" calcext:value-type="float">
            <text:p>-669233.385538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83.483947681" calcext:value-type="float">
            <text:p>-883.483947681</text:p>
          </table:table-cell>
          <table:table-cell table:formula="of:=['bmim-cl'.B6]*2625.5" office:value-type="float" office:value="-2319587.10463647" calcext:value-type="float">
            <text:p>-2319587.10463647</text:p>
          </table:table-cell>
          <table:table-cell table:formula="of:=['bmim-cl'.B6]-['bmim-cl'.$B$3]" office:value-type="float" office:value="0.00269425900000897" calcext:value-type="float">
            <text:p>0.0026943</text:p>
          </table:table-cell>
          <table:table-cell table:formula="of:=['bmim-cl'.B6]*['bmim-cl'.D6]/['bmim-cl'.$D$7]" office:value-type="float" office:value="-314.243552758079" calcext:value-type="float">
            <text:p>-314.2435527581</text:p>
          </table:table-cell>
          <table:table-cell table:formula="of:=['bmim-cl'.C6]-['bmim-cl'.$C$3]" office:value-type="float" office:value="7.07377700461075" calcext:value-type="float">
            <text:p>7.0737770</text:p>
          </table:table-cell>
          <table:table-cell table:formula="of:=['bmim-cl'.C6]*['bmim-cl'.F6]/['bmim-cl'.$F$7]" office:value-type="float" office:value="-825046.447757314" calcext:value-type="float">
            <text:p>-825046.447757314</text:p>
          </table:table-cell>
        </table:table-row>
        <table:table-row table:style-name="ro1">
          <table:table-cell table:number-columns-repeated="3"/>
          <table:table-cell table:style-name="Default" table:formula="of:=SUM(['bmim-cl'.D3:.D6])" office:value-type="float" office:value="0.00757480800007215" calcext:value-type="float">
            <text:p>0.007574808</text:p>
          </table:table-cell>
          <table:table-cell table:formula="of:=SUM(['bmim-cl'.E3:.E6])" office:value-type="float" office:value="-883.484094179696" calcext:value-type="float">
            <text:p>-883.4840941797</text:p>
          </table:table-cell>
          <table:table-cell table:style-name="Default" table:formula="of:=SUM(['bmim-cl'.F3:.F6])" office:value-type="float" office:value="19.887658404652" calcext:value-type="float">
            <text:p>19.8876584047</text:p>
          </table:table-cell>
          <table:table-cell table:formula="of:=SUM(['bmim-cl'.G3:.G6])" office:value-type="float" office:value="-2319587.48926879" calcext:value-type="float">
            <text:p>-2319587.48926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4" number:min-integer-digits="1"/>
    </number:number-style>
    <number:number-style style:name="N134">
      <number:number number:decimal-places="15" number:min-integer-digits="1"/>
    </number:number-style>
    <number:number-style style:name="N135">
      <number:number number:decimal-places="16" number:min-integer-digits="1"/>
    </number:number-style>
    <number:number-style style:name="N136">
      <number:number number: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3:59:19.878977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48:26.677471130</meta:creation-date>
    <dc:date>2017-03-16T18:21:23.642636622</dc:date>
    <meta:editing-duration>PT18H16M51S</meta:editing-duration>
    <meta:editing-cycles>5</meta:editing-cycles>
    <meta:generator>LibreOffice/4.2.8.2$Linux_X86_64 LibreOffice_project/420m0$Build-2</meta:generator>
    <meta:document-statistic meta:table-count="6" meta:cell-count="369" meta:object-count="0"/>
  </office:meta>
</office:document-meta>
</file>